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7" style:family="graphic" style:parent-style-name="objectwithoutfill">
      <style:graphic-properties draw:stroke="dash" draw:stroke-dash="Dot" svg:stroke-width="0.028cm" svg:stroke-color="#b2b2b2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02cm" svg:y1="4.164cm" svg:x2="3.387cm" svg:y2="0.924cm">
          <text:p/>
        </draw:line>
        <draw:line draw:style-name="gr2" draw:text-style-name="P1" draw:layer="layout" svg:x1="3.375cm" svg:y1="4.153cm" svg:x2="6.615cm" svg:y2="4.138cm">
          <text:p/>
        </draw:line>
        <draw:custom-shape draw:style-name="gr3" draw:text-style-name="P2" draw:layer="layout" svg:width="0.27cm" svg:height="0.27cm" draw:transform="rotate (-0.679282144876195) translate (3.369cm 3.9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402cm" svg:y1="4.165cm" svg:x2="3.387cm" svg:y2="0.925cm">
          <text:p/>
        </draw:line>
        <draw:line draw:style-name="gr2" draw:text-style-name="P1" draw:layer="layout" svg:x1="3.376cm" svg:y1="4.155cm" svg:x2="6.616cm" svg:y2="4.14cm">
          <text:p/>
        </draw:line>
        <draw:frame draw:style-name="gr4" draw:text-style-name="P3" draw:layer="layout" svg:width="0.563cm" svg:height="0.53cm" draw:transform="rotate (0.00767944870877505) translate (6.151cm 4.252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598cm" svg:height="0.53cm" draw:transform="rotate (0.00767944870877505) translate (3.5cm 0.918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17cm" svg:height="0.47cm" draw:transform="rotate (0.00767944870877505) translate (2.749cm 4.29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" draw:text-style-name="P1" draw:layer="layout" svg:x1="3.41cm" svg:y1="4.115cm" svg:x2="1.184cm" svg:y2="1.761cm">
          <text:p/>
        </draw:line>
        <draw:line draw:style-name="gr2" draw:text-style-name="P1" draw:layer="layout" svg:x1="3.384cm" svg:y1="4.127cm" svg:x2="5.738cm" svg:y2="1.901cm">
          <text:p/>
        </draw:line>
        <draw:frame draw:style-name="gr4" draw:text-style-name="P3" draw:layer="layout" svg:width="0.563cm" svg:height="0.53cm" draw:transform="rotate (0.00767944870877505) translate (5.463cm 1.502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602cm" svg:height="0.53cm" draw:transform="rotate (0.00767944870877505) translate (0.889cm 2.095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5" draw:text-style-name="P1" draw:layer="layout" svg:width="0.748cm" svg:height="0.41cm" draw:transform="skewX (-0.014835298641952) rotate (2.36527020230272) translate (4.63507485880517cm 4.10715423316405cm)" svg:viewBox="0 0 749 411" svg:d="M749 411c-681-2-749-411-749-411">
          <text:p/>
        </draw:path>
        <draw:frame draw:style-name="gr6" draw:text-style-name="P3" draw:layer="layout" svg:width="0.487cm" svg:height="0.242cm" draw:transform="rotate (0.00767944870877505) translate (4.594cm 3.48cm)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3" draw:text-style-name="P2" draw:layer="layout" svg:width="0.27cm" svg:height="0.27cm" draw:transform="rotate (-0.679282144876195) translate (3.37cm 3.9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draw:transform="rotate (-0.835838178780087) translate (6.465cm 2.3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7cm" svg:height="0.27cm" draw:transform="rotate (-0.3392920065877) translate (5.255cm 1.1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3.371cm" svg:y1="4.14cm" svg:x2="5.3cm" svg:y2="1.289cm">
          <text:p/>
        </draw:line>
        <draw:line draw:style-name="gr7" draw:text-style-name="P1" draw:layer="layout" svg:x1="3.372cm" svg:y1="4.14cm" svg:x2="6.427cm" svg:y2="2.526cm">
          <text:p/>
        </draw:line>
        <draw:frame draw:style-name="gr4" draw:text-style-name="P3" draw:layer="layout" svg:width="0.487cm" svg:height="0.242cm" draw:transform="rotate (0.00767944870877505) translate (4.826cm 2.74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96cm" svg:height="0.47cm" draw:transform="rotate (0.00767944870877505) translate (6.53cm 2.566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657cm" svg:height="0.47cm" draw:transform="rotate (0.00767944870877505) translate (5.403cm 0.902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5" draw:text-style-name="P1" draw:layer="layout" svg:width="0.748cm" svg:height="0.41cm" draw:transform="skewX (-0.0148352986419519) rotate (2.36527020230272) translate (4.79707485880517cm 3.30815423316404cm)" svg:viewBox="0 0 749 411" svg:d="M749 411c-681-2-749-411-749-4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21:41:14.241843186</dc:date>
    <meta:editing-duration>PT33M</meta:editing-duration>
    <meta:editing-cycles>7</meta:editing-cycles>
    <meta:generator>LibreOffice/6.4.7.2$Linux_X86_64 LibreOffice_project/40$Build-2</meta:generator>
    <meta:document-statistic meta:object-count="23"/>
  </office:meta>
</office:document-meta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2/content.xml><?xml version="1.0" encoding="utf-8"?>
<math xmlns="http://www.w3.org/1998/Math/MathML" display="block">
  <semantics>
    <mi>α</mi>
    <annotation encoding="StarMath 5.0">%alpha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6/content.xml><?xml version="1.0" encoding="utf-8"?>
<math xmlns="http://www.w3.org/1998/Math/MathML" display="block">
  <semantics>
    <mi>O</mi>
    <annotation encoding="StarMath 5.0">O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row>
      <mi>P</mi>
      <mi>'</mi>
    </mrow>
    <annotation encoding="StarMath 5.0">P'</annotation>
  </semantics>
</math>
</file>